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Chilanka" svg:font-family="Chilanka" style:font-pitch="variable"/>
    <style:font-face style:name="IPAexゴシック" svg:font-family="IPAexゴシック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2.95cm" fo:min-width="1.545cm"/>
    </style:style>
    <style:style style:name="gr2" style:family="graphic" style:parent-style-name="standard">
      <style:graphic-properties svg:stroke-color="#000000" draw:fill="gradient" draw:fill-color="#b2ebf2" draw:fill-gradient-name="Gradient_20_8" draw:textarea-horizontal-align="justify" draw:textarea-vertical-align="middle" draw:auto-grow-height="false" fo:min-height="0.817cm" fo:min-width="1.136cm"/>
    </style:style>
    <style:style style:name="gr3" style:family="graphic" style:parent-style-name="standard">
      <style:graphic-properties svg:stroke-color="#000000" draw:fill="gradient" draw:fill-color="#5c6bc0" draw:fill-gradient-name="Gradient_20_6" draw:textarea-horizontal-align="justify" draw:textarea-vertical-align="middle" draw:auto-grow-height="false" fo:min-height="1.457cm" fo:min-width="1.136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734cm" fo:min-width="0.116cm" fo:wrap-option="wrap"/>
    </style:style>
    <style:style style:name="gr5" style:family="graphic" style:parent-style-name="standard">
      <style:graphic-properties draw:stroke="solid" svg:stroke-color="#000000" draw:fill-color="#fafafa" draw:textarea-horizontal-align="justify" draw:textarea-vertical-align="middle" draw:auto-grow-height="false" fo:min-height="0.605cm" fo:min-width="0cm" fo:wrap-option="wrap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338cm" fo:min-width="1.483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045cm"/>
    </style:style>
    <style:style style:name="gr8" style:family="graphic" style:parent-style-name="standard">
      <style:graphic-properties draw:stroke="none" svg:stroke-color="#000000" draw:fill="none" draw:fill-color="#ffffff" fo:min-height="0.615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gradient" draw:fill-color="#b2ebf2" draw:fill-gradient-name="Gradient_20_8"/>
      <style:paragraph-properties fo:text-align="center"/>
    </style:style>
    <style:style style:name="P3" style:family="paragraph">
      <loext:graphic-properties draw:fill="gradient" draw:fill-color="#5c6bc0" draw:fill-gradient-name="Gradient_20_6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afafa"/>
      <style:paragraph-properties fo:text-align="center"/>
    </style:style>
    <style:style style:name="P6" style:family="paragraph">
      <style:paragraph-properties fo:text-align="end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color="#eeeeee" loext:opacity="100%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eeeeee" loext:opacity="100%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  <style:text-properties fo:color="#004d40" loext:opacity="100%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004d40" loext:opacity="100%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eeeeee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g>
            <draw:custom-shape draw:style-name="gr1" draw:text-style-name="P1" draw:layer="layout" svg:width="2.045cm" svg:height="3.2cm" svg:x="1.932cm" svg:y="0.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636cm" svg:height="1.067cm" svg:x="2.137cm" svg:y="1.16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636cm" svg:height="1.707cm" svg:x="2.137cm" svg:y="2.229cm">
              <text:p/>
              <draw:enhanced-geometry svg:viewBox="0 0 21600 21600" draw:mirror-vertical="true" draw:type="rectangle" draw:enhanced-path="M 0 0 L 21600 0 21600 21600 0 21600 0 0 Z N"/>
            </draw:custom-shape>
          </draw:g>
          <draw:g>
            <draw:custom-shape draw:style-name="gr4" draw:text-style-name="P4" draw:layer="layout" svg:width="0.682cm" svg:height="1.05cm" svg:x="1.25cm" svg:y="0.4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5" draw:layer="layout" svg:width="0.408cm" svg:height="0.893cm" svg:x="1.387cm" svg:y="0.48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6" draw:text-style-name="P4" draw:layer="layout" svg:width="2.045cm" svg:height="0.65cm" svg:x="1.932cm" svg:y="0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4" draw:layer="layout" svg:width="1.089cm" svg:height="0.5cm" svg:x="3.911cm" svg:y="0.65cm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</draw:g>
        <draw:frame draw:style-name="gr8" draw:text-style-name="P7" draw:layer="layout" svg:width="2cm" svg:height="0.865cm" svg:x="0cm" svg:y="3.135cm">
          <draw:text-box>
            <text:p text:style-name="P6"><text:span text:style-name="T1">断熱壁</text:span></text:p>
          </draw:text-box>
        </draw:frame>
        <draw:frame draw:style-name="gr8" draw:text-style-name="P9" draw:layer="layout" svg:width="1.613cm" svg:height="0.865cm" svg:x="2.137cm" svg:y="2.885cm">
          <draw:text-box>
            <text:p text:style-name="P8"><text:span text:style-name="T2">水</text:span></text:p>
          </draw:text-box>
        </draw:frame>
        <draw:frame draw:style-name="gr8" draw:text-style-name="P7" draw:layer="layout" svg:width="2cm" svg:height="0.865cm" svg:x="0cm" svg:y="3.136cm">
          <draw:text-box>
            <text:p text:style-name="P6"><text:span text:style-name="T1">断熱壁</text:span></text:p>
          </draw:text-box>
        </draw:frame>
        <draw:frame draw:style-name="gr8" draw:text-style-name="P11" draw:layer="layout" svg:width="1.613cm" svg:height="0.865cm" svg:x="2.137cm" svg:y="1.367cm">
          <draw:text-box>
            <text:p text:style-name="P10"><text:span text:style-name="T3">水</text:span><text:span text:style-name="T3">蒸</text:span><text:span text:style-name="T3">気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Chilanka" svg:font-family="Chilanka" style:font-pitch="variable"/>
    <style:font-face style:name="IPAexゴシック" svg:font-family="IPAexゴシック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Gradient_20_6" draw:display-name="Gradient 6" draw:style="linear" draw:start-color="#4dd0e1" draw:end-color="#006064" draw:start-intensity="100%" draw:end-intensity="100%" draw:angle="30deg" draw:border="0%"/>
    <draw:gradient draw:name="Gradient_20_8" draw:display-name="Gradient 8" draw:style="linear" draw:start-color="#e1f5fe" draw:end-color="#b2ebf2" draw:start-intensity="100%" draw:end-intensity="100%" draw:angle="3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2-08-27T21:35:57.725387400</dc:date>
    <meta:editing-duration>PT5H53M2S</meta:editing-duration>
    <meta:editing-cycles>227</meta:editing-cycles>
    <meta:generator>LibreOffice/7.3.5.2$Linux_X86_64 LibreOffice_project/30$Build-2</meta:generator>
    <meta:document-statistic meta:object-count="14"/>
  </office:meta>
</office:document-meta>
</file>